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03f3" officeooo:paragraph-rsid="001d03f3"/>
    </style:style>
    <style:style style:name="P2" style:family="paragraph" style:parent-style-name="Standard">
      <style:text-properties officeooo:rsid="001d03f3" officeooo:paragraph-rsid="001d03f3"/>
    </style:style>
    <style:style style:name="T1" style:family="text">
      <style:text-properties officeooo:rsid="001d18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03f3" officeooo:paragraph-rsid="001d03f3"/>
    </style:style>
    <style:style style:name="MT1" style:family="text">
      <style:text-properties officeooo:rsid="001d186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1"/><text:span text:style-name="MT1">SETTING UP ORACLE VIRTUAL MACHINE IN VARIOUS LINUX DISTRIBUTION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02:27:16.423070111</meta:creation-date>
    <dc:date>2020-01-31T02:37:10.225893535</dc:date>
    <meta:editing-duration>PT9M56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" meta:word-count="9" meta:character-count="74" meta:non-whitespace-character-count="55"/>
  </office:meta>
</office:document-meta>
</file>